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paragraph-properties fo:text-align="start" style:justify-single-word="false"/>
      <style:text-properties style:font-name="Arial"/>
    </style:style>
    <style:style style:name="P3" style:family="paragraph" style:parent-style-name="Text_20_body">
      <style:text-properties style:text-underline-style="solid" style:text-underline-width="auto" style:text-underline-color="font-color"/>
    </style:style>
    <style:style style:name="P4" style:family="paragraph" style:parent-style-name="Heading">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Text_20_body">
      <style:paragraph-properties fo:break-before="page"/>
      <style:text-properties style:text-underline-style="solid" style:text-underline-width="auto" style:text-underline-color="font-color"/>
    </style:style>
    <style:style style:name="P6" style:family="paragraph" style:parent-style-name="Heading_20_1">
      <style:paragraph-properties fo:break-before="page"/>
    </style:style>
    <style:style style:name="P7" style:family="paragraph" style:parent-style-name="Text_20_body" style:list-style-name="L1">
      <style:paragraph-properties fo:text-align="start" style:justify-single-word="false"/>
      <style:text-properties style:font-name="Arial"/>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text-properties fo:color="#0000ff" fo:font-weight="bold" style:font-weight-asian="bold" style:font-weight-complex="bold"/>
    </style:style>
    <style:style style:name="P12" style:family="paragraph" style:parent-style-name="Text_20_body" style:list-style-name="L7">
      <style:text-properties fo:color="#0000ff" fo:font-weight="bold" style:font-weight-asian="bold" style:font-weight-complex="bold"/>
    </style:style>
    <style:style style:name="P13" style:family="paragraph" style:parent-style-name="Text_20_body" style:list-style-name="L7">
      <style:text-properties fo:color="#0000ff" style:text-underline-style="none" fo:font-weight="bold" style:font-weight-asian="bold" style:font-weight-complex="bold"/>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agraph-properties fo:text-align="center"/>
    </style:style>
    <style:style style:name="P25" style:family="paragraph">
      <style:paragraph-properties fo:text-align="center"/>
      <style:text-properties style:font-name="Arial" fo:font-size="12pt" fo:font-weight="bold" style:font-weight-asian="bold" style:font-weight-complex="bold"/>
    </style:style>
    <style:style style:name="P26" style:family="paragraph">
      <style:text-properties style:font-name="Arial" fo:font-weight="bold" style:font-weight-asian="bold" style:font-weight-complex="bold"/>
    </style:style>
    <style:style style:name="P27" style:family="paragraph">
      <style:paragraph-properties fo:text-align="center"/>
      <style:text-properties style:font-name="Arial" fo:font-weight="bold" style:font-weight-asian="bold" style:font-weight-complex="bold"/>
    </style:style>
    <style:style style:name="P28" style:family="paragraph">
      <style:paragraph-properties fo:text-align="center"/>
      <style:text-properties style:font-name="Arial3" fo:font-size="12pt" fo:font-weight="bold" style:font-weight-asian="bold" style:font-weight-complex="bold"/>
    </style:style>
    <style:style style:name="T1" style:family="text">
      <style:text-properties fo:color="#0000ff"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type="double" style:text-underline-width="auto" style:text-underline-color="font-color"/>
    </style:style>
    <style:style style:name="T4" style:family="text">
      <style:text-properties fo:font-weight="bold" style:font-weight-asian="bold" style:font-weight-complex="bold"/>
    </style:style>
    <style:style style:name="T5" style:family="text">
      <style:text-properties fo:color="#ff3333" fo:font-weight="bold" style:font-weight-asian="bold" style:font-weight-complex="bold"/>
    </style:style>
    <style:style style:name="T6" style:family="text">
      <style:text-properties style:font-name="Arial" fo:font-size="12pt" fo:font-weight="bold" style:font-weight-asian="bold" style:font-weight-complex="bold"/>
    </style:style>
    <style:style style:name="T7" style:family="text">
      <style:text-properties style:font-name="Arial" fo:font-weight="bold" style:font-weight-asian="bold" style:font-weight-complex="bold"/>
    </style:style>
    <style:style style:name="T8" style:family="text">
      <style:text-properties style:font-name="Arial3" fo:font-size="12p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end="Arrow"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hentification d'API</text:p>
      <text:p text:style-name="P1"/>
      <text:p text:style-name="P2">Ce document a pour but de présenter des idées afin d'authentifier un client sur les API Formetris.</text:p>
      <text:p text:style-name="P2">Plusieurs standards sont en « concurrence » :</text:p>
      <text:list xml:id="list712372145514071751" text:style-name="L1">
        <text:list-item>
          <text:p text:style-name="P7">le système de gestion de token JWT « classique »</text:p>
        </text:list-item>
        <text:list-item>
          <text:p text:style-name="P7">l'authentification <text:span text:style-name="T3">OAuth</text:span> 2.0</text:p>
        </text:list-item>
      </text:list>
      <text:p text:style-name="P2"/>
      <text:h text:style-name="Heading_20_1" text:outline-level="1">Le JSON Web Token « simple »</text:h>
      <text:p text:style-name="Text_20_body"/>
      <text:p text:style-name="Text_20_body">C'est une technologie qui permet, via un objet de type JSON, de transmettre les données d'authentification. Ce JSON contient tout ce qui est nécessaire de savoir afin d'identifier un tiers et de lui donner accès à des ressources.</text:p>
      <text:h text:style-name="Heading_20_2" text:outline-level="2">Avantages</text:h>
      <text:list xml:id="list109234383391212250" text:style-name="L2">
        <text:list-item>
          <text:p text:style-name="P8">plus simple à mettre en place (en théorie...)</text:p>
        </text:list-item>
        <text:list-item>
          <text:p text:style-name="P8">ne nécessite pas de stocker de token en base de données (stateless)</text:p>
        </text:list-item>
        <text:list-item>
          <text:p text:style-name="P8">n'oblige pas l'utilisation de HTTPS</text:p>
        </text:list-item>
      </text:list>
      <text:h text:style-name="Heading_20_2" text:outline-level="2">Inconvénients</text:h>
      <text:list xml:id="list3954608394920197273" text:style-name="L3">
        <text:list-item>
          <text:p text:style-name="P9">serveur de ressource surchargé par le processus d'authentification (décodage des données, etc...)</text:p>
        </text:list-item>
        <text:list-item>
          <text:p text:style-name="P9">beaucoup de données sont échangées dans le JSON (charge utile contenant le login, le rôle de l'utilisateur etc...)</text:p>
        </text:list-item>
      </text:list>
      <text:h text:style-name="Heading_20_2" text:outline-level="2">Librairies</text:h>
      <text:list xml:id="list2576256158521219490" text:style-name="L4">
        <text:list-item>
          <text:p text:style-name="P10"><text:a xlink:type="simple" xlink:href="https://github.com/lcobucci/jwt" text:style-name="Internet_20_link" text:visited-style-name="Visited_20_Internet_20_Link">https://github.com/lcobucci/jwt</text:a></text:p>
          <text:list>
            <text:list-item>
              <text:p text:style-name="P10">29 contributeurs</text:p>
            </text:list-item>
            <text:list-item>
              <text:p text:style-name="P10">Dernière mise à jour : <text:span text:style-name="T1">il y a 18 jours</text:span></text:p>
            </text:list-item>
            <text:list-item>
              <text:p text:style-name="P10">348 commits</text:p>
            </text:list-item>
            <text:list-item>
              <text:p text:style-name="P11">3419 votes</text:p>
            </text:list-item>
          </text:list>
        </text:list-item>
        <text:list-item>
          <text:p text:style-name="P10"><text:a xlink:type="simple" xlink:href="https://github.com/lexik/LexikJWTAuthenticationBundle" text:style-name="Internet_20_link" text:visited-style-name="Visited_20_Internet_20_Link">https://github.com/lexik/LexikJWTAuthenticationBundle</text:a></text:p>
          <text:list>
            <text:list-item>
              <text:p text:style-name="P11">75 contributeurs</text:p>
            </text:list-item>
            <text:list-item>
              <text:p text:style-name="P10">Dernière mise à jour : il y a 2 mois</text:p>
            </text:list-item>
            <text:list-item>
              <text:p text:style-name="P10">510 commits</text:p>
            </text:list-item>
            <text:list-item>
              <text:p text:style-name="P10">1237 votes</text:p>
            </text:list-item>
          </text:list>
        </text:list-item>
      </text:list>
      <text:p text:style-name="Text_20_body"><text:soft-page-break/></text:p>
      <text:h text:style-name="Heading_20_1" text:outline-level="1">OAuth 2.0</text:h>
      <text:p text:style-name="Text_20_body"/>
      <text:p text:style-name="Text_20_body">Nécessitant un serveur de confiance dédié à cette tâche, le principe de cette solution est de séparer le système d'authentification et la ressource des données.</text:p>
      <text:h text:style-name="Heading_20_2" text:outline-level="2">Avantages</text:h>
      <text:list xml:id="list1319668877594457208" text:style-name="L5">
        <text:list-item>
          <text:p text:style-name="P14">Libère le serveur de ressource de la lourde tâche d'authentification</text:p>
        </text:list-item>
        <text:list-item>
          <text:p text:style-name="P14">Solution plus « robuste »</text:p>
        </text:list-item>
        <text:list-item>
          <text:p text:style-name="P14">Changement de serveur d'authentification OAuth 2.0 aisé</text:p>
        </text:list-item>
      </text:list>
      <text:h text:style-name="Heading_20_2" text:outline-level="2">Inconvénients</text:h>
      <text:list xml:id="list4541421477506529091" text:style-name="L6">
        <text:list-item>
          <text:p text:style-name="P15">Plus « lourd » à mettre en place (nécessite donc un serveur supplémentaire, une interaction avec une source de données comme une database...)</text:p>
        </text:list-item>
        <text:list-item>
          <text:p text:style-name="P15">Nécessite HTTPS (est-ce un souci en soi ?)</text:p>
        </text:list-item>
      </text:list>
      <text:h text:style-name="Heading_20_2" text:outline-level="2">Librairies</text:h>
      <text:list xml:id="list4842469773494997461" text:style-name="L7">
        <text:list-item>
          <text:p text:style-name="P16"><text:a xlink:type="simple" xlink:href="https://github.com/bshaffer/oauth2-server-php" text:style-name="Internet_20_link" text:visited-style-name="Visited_20_Internet_20_Link">https://github.com/bshaffer/oauth2-server-php</text:a></text:p>
          <text:list>
            <text:list-item>
              <text:p text:style-name="P13">76 contributeurs</text:p>
            </text:list-item>
            <text:list-item>
              <text:p text:style-name="P16">Dernière mise à jour : <text:span text:style-name="T1">il y a 1 mois</text:span></text:p>
            </text:list-item>
            <text:list-item>
              <text:p text:style-name="P16">935 commits</text:p>
            </text:list-item>
            <text:list-item>
              <text:p text:style-name="P12">2702 votes</text:p>
            </text:list-item>
          </text:list>
        </text:list-item>
        <text:list-item>
          <text:p text:style-name="P16"><text:a xlink:type="simple" xlink:href="https://github.com/thephpleague/oauth2-server" text:style-name="Internet_20_link" text:visited-style-name="Visited_20_Internet_20_Link">https://github.com/thephpleague/oauth2-server</text:a></text:p>
          <text:list>
            <text:list-item>
              <text:p text:style-name="P12">103 contributeurs</text:p>
            </text:list-item>
            <text:list-item>
              <text:p text:style-name="P16">Dernière mise à jour : <text:span text:style-name="T1">il y a 28 jours</text:span></text:p>
            </text:list-item>
            <text:list-item>
              <text:p text:style-name="P12">2290 commits</text:p>
            </text:list-item>
            <text:list-item>
              <text:p text:style-name="P12">4401 votes</text:p>
            </text:list-item>
          </text:list>
        </text:list-item>
      </text:list>
      <text:p text:style-name="Text_20_body"/>
      <text:p text:style-name="Text_20_body">Le choix de la bibliothèque OAuth 2.0 s'est finalement porté sur Bshaffer.</text:p>
      <text:h text:style-name="P6" text:outline-level="1">Processus client</text:h>
      <text:p text:style-name="Text_20_body">Cette partie décrit les étapes des processus de communication entre le serveur client, de ressources ainsi que celui gérant l'OAuth 2.0.</text:p>
      <text:p text:style-name="Text_20_body"/>
      <text:p text:style-name="Text_20_body"><draw:rect text:anchor-type="paragraph" draw:z-index="0" draw:style-name="gr1" draw:text-style-name="P25" svg:width="2.992cm" svg:height="5.16cm" svg:x="0.43cm" svg:y="0.236cm"><text:p text:style-name="P24"><text:span text:style-name="T6">CLIENT</text:span></text:p></draw:rect><draw:rect text:anchor-type="paragraph" draw:z-index="1" draw:style-name="gr2" draw:text-style-name="P25" svg:width="2.992cm" svg:height="5.16cm" svg:x="6.999cm" svg:y="0.236cm"><text:p text:style-name="P24"><text:span text:style-name="T6">RESOURCE</text:span></text:p></draw:rect><draw:rect text:anchor-type="paragraph" draw:z-index="2" draw:style-name="gr3" draw:text-style-name="P25" svg:width="2.998cm" svg:height="5.165cm" svg:x="13.626cm" svg:y="0.235cm"><text:p text:style-name="P24"><text:span text:style-name="T6">OAuth 2.0</text:span></text:p></draw:rect></text:p>
      <text:p text:style-name="Text_20_body"><draw:custom-shape text:anchor-type="paragraph" draw:z-index="3" draw:style-name="gr4" draw:text-style-name="P26" svg:width="6.569cm" svg:height="0.927cm" svg:x="9.991cm" svg:y="0.252cm"><text:p text:style-name="P24"><text:span text:style-name="T7">A2</text:span></text:p><draw:enhanced-geometry svg:viewBox="0 0 21600 21600" draw:mirror-horizontal="false" draw:mirror-vertical="false" draw:text-areas="0 ?f0 ?f5 ?f2" draw:type="right-arrow" draw:modifiers="18625.5737704918 3071.0900473933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4" draw:text-style-name="P27" svg:width="6.569cm" svg:height="0.927cm" svg:x="3.422cm" svg:y="0.252cm"><text:p text:style-name="P24"><text:span text:style-name="T7">A1</text:span></text:p><draw:enhanced-geometry svg:viewBox="0 0 21600 21600" draw:mirror-horizontal="false" draw:mirror-vertical="false" draw:text-areas="0 ?f0 ?f5 ?f2" draw:type="right-arrow" draw:modifiers="18625.5737704918 3071.0900473933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draw:custom-shape text:anchor-type="paragraph" draw:z-index="5" draw:style-name="gr4" draw:text-style-name="P28" svg:width="6.571cm" svg:height="1.274cm" svg:x="3.422cm" svg:y="-0.086cm"><text:p text:style-name="P24"><text:span text:style-name="T8">A4</text:span></text:p><draw:enhanced-geometry svg:viewBox="0 0 21600 21600" draw:text-areas="?f7 ?f0 21600 ?f2" draw:type="left-arrow" draw:modifiers="3125.47651006711 4943.1345353675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4" draw:text-style-name="P28" svg:width="6.633cm" svg:height="1.274cm" svg:x="9.991cm" svg:y="-0.086cm"><text:p text:style-name="P24"><text:span text:style-name="T8">A3</text:span></text:p><draw:enhanced-geometry svg:viewBox="0 0 21600 21600" draw:text-areas="?f7 ?f0 21600 ?f2" draw:type="left-arrow" draw:modifiers="3125.47651006711 4943.1345353675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draw:custom-shape text:anchor-type="paragraph" draw:z-index="7" draw:style-name="gr4" draw:text-style-name="P27" svg:width="6.569cm" svg:height="0.927cm" svg:x="3.422cm" svg:y="-0.095cm"><text:p text:style-name="P24"><text:span text:style-name="T7">B1</text:span></text:p><draw:enhanced-geometry svg:viewBox="0 0 21600 21600" draw:mirror-horizontal="false" draw:mirror-vertical="false" draw:text-areas="0 ?f0 ?f5 ?f2" draw:type="right-arrow" draw:modifiers="18625.5737704918 3071.0900473933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Heading_20_2" text:outline-level="2"/>
      <text:h text:style-name="Heading_20_2" text:outline-level="2">Processus A : premier appel à l'API</text:h>
      <text:p text:style-name="Text_20_body"/>
      <text:p text:style-name="Text_20_body"><text:span text:style-name="T2">Etape A1</text:span> :</text:p>
      <text:list xml:id="list6577186310309420658" text:style-name="L9">
        <text:list-item>
          <text:p text:style-name="P17">le serveur client ne possède pas de token mais transmet une clé « user:pass » au serveur de ressources</text:p>
        </text:list-item>
      </text:list>
      <text:p text:style-name="Text_20_body"><text:span text:style-name="T2">Etape A2</text:span> :</text:p>
      <text:list xml:id="list2708366766478738553" text:style-name="L10">
        <text:list-item>
          <text:p text:style-name="P18">ne recevant donc pas de token, le serveur de ressources transmet la clé « user:pass » au serveur OAuth 2.0 afin que celui ci vérifie l'authenticité du serveur client</text:p>
        </text:list-item>
      </text:list>
      <text:p text:style-name="Text_20_body"><text:span text:style-name="T2">Etape A3</text:span> :</text:p>
      <text:list xml:id="list6508557579871830486" text:style-name="L11">
        <text:list-item>
          <text:p text:style-name="P19">le serveur OAuth 2.0 vérifie la clé « user:pass » du client</text:p>
          <text:list>
            <text:list-item>
              <text:p text:style-name="P19">si les identifiants sont valides</text:p>
              <text:list>
                <text:list-item>
                  <text:p text:style-name="P19">le serveur OAuth 2.0 renvoie au serveur de ressources un token</text:p>
                </text:list-item>
              </text:list>
            </text:list-item>
            <text:list-item>
              <text:p text:style-name="P19">si les identifiants sont invalides</text:p>
              <text:list>
                <text:list-item>
                  <text:p text:style-name="P19">le serveur OAuth 2.0 renvoie au serveur de ressources une erreur 401</text:p>
                </text:list-item>
              </text:list>
            </text:list-item>
          </text:list>
        </text:list-item>
      </text:list>
      <text:p text:style-name="P3"/>
      <text:p text:style-name="P5"/>
      <text:p text:style-name="Text_20_body"><text:span text:style-name="T2">Etape A4</text:span> :</text:p>
      <text:list xml:id="list4307956589791996494" text:style-name="L12">
        <text:list-item>
          <text:p text:style-name="P20">Le serveur de ressources reçoit la réponse du serveur OAuth 2.0</text:p>
          <text:list>
            <text:list-item>
              <text:p text:style-name="P20">si la réponse contient un token et un code 200</text:p>
              <text:list>
                <text:list-item>
                  <text:p text:style-name="P20">le serveur de ressources :</text:p>
                  <text:list>
                    <text:list-item>
                      <text:p text:style-name="P20">calcule la date d'expiration du token, puis crée un hash en combinant cette date avec le token et une clé secrète</text:p>
                    </text:list-item>
                    <text:list-item>
                      <text:p text:style-name="P20">transmet au serveur client les informations du token (token + date d'expiration + hash) ainsi que la réponse de la ressource demandée</text:p>
                    </text:list-item>
                  </text:list>
                </text:list-item>
                <text:list-item>
                  <text:p text:style-name="P20">le serveur client récupère et enregistre en cache les informations du token transmises</text:p>
                </text:list-item>
              </text:list>
            </text:list-item>
            <text:list-item>
              <text:p text:style-name="P20">si la réponse contient un code de retour invalide (et donc pas de token)</text:p>
              <text:list>
                <text:list-item>
                  <text:p text:style-name="P20">le serveur de ressources transmet au serveur client le code d'erreur 401 ainsi que sa description</text:p>
                </text:list-item>
              </text:list>
            </text:list-item>
          </text:list>
        </text:list-item>
      </text:list>
      <text:h text:style-name="Heading_20_2" text:outline-level="2">Processus B : le client possède un token</text:h>
      <text:p text:style-name="Text_20_body"/>
      <text:p text:style-name="Text_20_body"><text:span text:style-name="T2">Etape B1</text:span> :</text:p>
      <text:list xml:id="list8331484933213721585" text:style-name="L13">
        <text:list-item>
          <text:p text:style-name="P21">le client tente d'accéder au serveur de ressources en lui envoyant les informations du token enregistré en cache</text:p>
        </text:list-item>
        <text:list-item>
          <text:p text:style-name="P21">le serveur de ressources récupère les informations du token et les vérifie (authenticité du hash et date d'expiration)</text:p>
          <text:list>
            <text:list-item>
              <text:p text:style-name="P21">si valide</text:p>
              <text:list>
                <text:list-item>
                  <text:p text:style-name="P21">le serveur de ressources transmet au serveur client les informations de la ressource demandée</text:p>
                </text:list-item>
              </text:list>
            </text:list-item>
            <text:list-item>
              <text:p text:style-name="P21">si invalide</text:p>
              <text:list>
                <text:list-item>
                  <text:p text:style-name="P21">le serveur de ressources renvoie un code d'erreur au client</text:p>
                </text:list-item>
                <text:list-item>
                  <text:p text:style-name="P21">le serveur client devra renvoyer la clé « user:pass » à la ressource</text:p>
                </text:list-item>
                <text:list-item>
                  <text:p text:style-name="P21">le serveur de ressources devra alors transmettre au serveur OAuth 2.0 la clé « user:pass » afin que ce dernier puisse authentifier le client et générer un token =&gt; <text:span text:style-name="T4">Etape A3</text:span></text:p>
                </text:list-item>
              </text:list>
            </text:list-item>
          </text:list>
        </text:list-item>
      </text:list>
      <text:p text:style-name="Text_20_body"/>
      <text:h text:style-name="P6" text:outline-level="1">Description des API</text:h>
      <text:h text:style-name="Heading_20_2" text:outline-level="2">Création du questionnaire d'évaluation de la formation</text:h>
      <text:p text:style-name="Text_20_body"/>
      <text:p text:style-name="Text_20_body">Route : enable-training-evaluation</text:p>
      <text:p text:style-name="Text_20_body"/>
      <text:list xml:id="list2976611031294118530" text:style-name="L14">
        <text:list-item>
          <text:p text:style-name="P22">Headers</text:p>
          <text:list>
            <text:list-item>
              <text:p text:style-name="P22">token : json</text:p>
            </text:list-item>
            <text:list-item>
              <text:p text:style-name="P22">clé login:password : string</text:p>
            </text:list-item>
          </text:list>
        </text:list-item>
        <text:list-item>
          <text:p text:style-name="P22">Body</text:p>
          <text:list>
            <text:list-item>
              <text:p text:style-name="P22">clientId : string (sous domaine)</text:p>
            </text:list-item>
            <text:list-item>
              <text:p text:style-name="P22">trainingId : string</text:p>
            </text:list-item>
            <text:list-item>
              <text:p text:style-name="P22">trainingName : string</text:p>
            </text:list-item>
            <text:list-item>
              <text:p text:style-name="P22">trainingTypes : json {'classroom', 'webinar', 'elearning'}</text:p>
            </text:list-item>
          </text:list>
        </text:list-item>
      </text:list>
      <text:h text:style-name="Heading_20_2" text:outline-level="2">Ajout d'un participant à une formation à un questionnaire</text:h>
      <text:p text:style-name="Text_20_body"/>
      <text:p text:style-name="Text_20_body">Route : add-learner</text:p>
      <text:p text:style-name="Text_20_body"/>
      <text:list xml:id="list2852312503098606911" text:style-name="L15">
        <text:list-item>
          <text:p text:style-name="P23">Headers</text:p>
          <text:list>
            <text:list-item>
              <text:p text:style-name="P23">token : json</text:p>
            </text:list-item>
            <text:list-item>
              <text:p text:style-name="P23">clé login:password : string</text:p>
            </text:list-item>
          </text:list>
        </text:list-item>
        <text:list-item>
          <text:p text:style-name="P23">Body</text:p>
          <text:list>
            <text:list-item>
              <text:p text:style-name="P23">clientId : string (sous domaine)</text:p>
            </text:list-item>
            <text:list-item>
              <text:p text:style-name="P23">trainingId : string</text:p>
            </text:list-item>
            <text:list-item>
              <text:p text:style-name="P23">userId : string (si vide, email du participant)</text:p>
            </text:list-item>
            <text:list-item>
              <text:p text:style-name="P23">firstName : string</text:p>
            </text:list-item>
            <text:list-item>
              <text:p text:style-name="P23">lastName : string</text:p>
            </text:list-item>
            <text:list-item>
              <text:p text:style-name="P23">email : email</text:p>
            </text:list-item>
            <text:list-item>
              <text:p text:style-name="P23">localLanguage : string (4 ou 5, fr-FR ou plus ? Exemple : <text:span text:style-name="T5">en-029</text:span>)</text:p>
            </text:list-item>
            <text:list-item>
              <text:p text:style-name="P23">optionalParameters : json (clé =&gt; valeur)</text:p>
            </text:list-item>
          </text:list>
        </text:list-item>
      </text:list>
      <text:p text:style-name="Text_20_body"/>
      <text:p text:style-name="Text_20_body">Liste des langues locales : <text:a xlink:type="simple" xlink:href="https://stackoverflow.com/questions/3191664/list-of-all-locales-and-their-short-codes" text:style-name="Internet_20_link" text:visited-style-name="Visited_20_Internet_20_Link">https://stackoverflow.com/questions/3191664/list-of-all-locales-and-their-short-codes</text:a></text:p>
      <text:h text:style-name="Heading_20_2" text:outline-level="2"><text:soft-page-break/>Désinscription d'un participant à une formation</text:h>
      <text:p text:style-name="Text_20_body"/>
      <text:p text:style-name="Text_20_body">Route : unenroll-learner</text:p>
      <text:p text:style-name="Text_20_body"/>
      <text:list xml:id="list33416645" text:continue-numbering="true" text:style-name="L15">
        <text:list-item>
          <text:p text:style-name="P23">Headers</text:p>
          <text:list>
            <text:list-item>
              <text:p text:style-name="P23">token : json</text:p>
            </text:list-item>
            <text:list-item>
              <text:p text:style-name="P23">clé login:password : string</text:p>
            </text:list-item>
          </text:list>
        </text:list-item>
        <text:list-item>
          <text:p text:style-name="P23">Body</text:p>
          <text:list>
            <text:list-item>
              <text:p text:style-name="P23">clientId : string (sous domaine)</text:p>
            </text:list-item>
            <text:list-item>
              <text:p text:style-name="P23">trainingId : string</text:p>
            </text:list-item>
            <text:list-item>
              <text:p text:style-name="P23">userId : string (si vide, email du participant)</text:p>
            </text:list-item>
          </text:list>
        </text:list-item>
      </text:list>
      <text:h text:style-name="Heading_20_2" text:outline-level="2">Le participant a terminé une formation</text:h>
      <text:p text:style-name="Text_20_body"/>
      <text:p text:style-name="Text_20_body">Route : start-evaluation</text:p>
      <text:p text:style-name="Text_20_body"/>
      <text:list xml:id="list33429280" text:continue-numbering="true" text:style-name="L15">
        <text:list-item>
          <text:p text:style-name="P23">Headers</text:p>
          <text:list>
            <text:list-item>
              <text:p text:style-name="P23">token : json</text:p>
            </text:list-item>
            <text:list-item>
              <text:p text:style-name="P23">clé login:password : string</text:p>
            </text:list-item>
          </text:list>
        </text:list-item>
        <text:list-item>
          <text:p text:style-name="P23">Body</text:p>
          <text:list>
            <text:list-item>
              <text:p text:style-name="P23">clientId : string (sous domaine)</text:p>
            </text:list-item>
            <text:list-item>
              <text:p text:style-name="P23">trainingId : string</text:p>
            </text:list-item>
            <text:list-item>
              <text:p text:style-name="P23">userId : string (si vide, email du participa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italic" fo:font-weight="normal" style:font-size-asian="14pt" style:font-style-asian="italic" style:font-weight-asian="bold"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03T13:10:16.63</meta:creation-date>
    <dc:date>2019-01-22T13:21:58.11</dc:date>
    <meta:editing-duration>P9DT16H57M2S</meta:editing-duration>
    <meta:editing-cycles>302</meta:editing-cycles>
    <meta:generator>OpenOffice/4.1.5$Win32 OpenOffice.org_project/415m1$Build-9789</meta:generator>
    <meta:document-statistic meta:table-count="0" meta:image-count="0" meta:object-count="0" meta:page-count="6" meta:paragraph-count="122" meta:word-count="939" meta:character-count="5339"/>
  </office:meta>
</office:document-meta>
</file>